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ource_20_Code">
      <style:paragraph-properties fo:margin-top="0in" fo:margin-bottom="0in" style:contextual-spacing="false"/>
    </style:style>
    <style:style style:name="P2" style:family="paragraph" style:parent-style-name="Text_20_body">
      <style:paragraph-properties fo:margin-top="0in" fo:margin-bottom="0in"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_GoBack"/>PCA visualization sheet</text:p>
      <text:p text:style-name="Date">2025-03-25</text:p>
      <text:p text:style-name="First_20_Paragraph">Why are we using PCA in RNA-seq analysis? What can it tell us about the samples? What kind of variation is PCA capturing — technical or biological?</text:p>
      <text:p text:style-name="Text_20_body">Which input data would you use for PCA and Why? Should you use all genes for PCA? Why or why not? These questions will help you use to understand script below.</text:p>
      <text:h text:style-name="Heading_20_1" text:outline-level="1"><text:bookmark-start text:name="get-started"/>Get started</text:h>
      <text:p text:style-name="P2"/>
      <text:p text:style-name="Source_20_Code"><text:span text:style-name="CommentTok"># Check your current directory</text:span><text:line-break/><text:span text:style-name="FunctionTok">getwd</text:span><text:span text:style-name="NormalTok">()</text:span></text:p>
      <text:p text:style-name="Source_20_Code"><text:span text:style-name="CommentTok"># Set your working directory</text:span><text:line-break/><text:span text:style-name="FunctionTok">setwd</text:span><text:span text:style-name="NormalTok">(</text:span><text:span text:style-name="StringTok">"J:/Dropbox/Prague/Teaching/Course genomics of speciation/2024-2025/RNA-Seq practical/PCA visualization"</text:span><text:span text:style-name="NormalTok">)</text:span></text:p>
      <text:h text:style-name="Heading_20_1" text:outline-level="1"><text:bookmark-start text:name="import-data"/><text:bookmark-end text:name="get-started"/>Import data</text:h>
      <text:p text:style-name="P2"/>
      <text:p text:style-name="P1"><text:span text:style-name="CommentTok"># Load expression data and sample metadata (contains sample information)</text:span><text:line-break/><text:span text:style-name="NormalTok">expr_matrix </text:span><text:span text:style-name="OtherTok">&lt;-</text:span><text:span text:style-name="NormalTok"> </text:span><text:span text:style-name="FunctionTok">read.csv</text:span><text:span text:style-name="NormalTok">(</text:span><text:span text:style-name="StringTok">"your_read_counts.csv"</text:span><text:span text:style-name="NormalTok">, </text:span><text:span text:style-name="AttributeTok">row.names =</text:span><text:span text:style-name="NormalTok"> </text:span><text:span text:style-name="DecValTok">1</text:span><text:span text:style-name="NormalTok">)</text:span></text:p>
      <text:p text:style-name="Source_20_Code"><text:span text:style-name="NormalTok">metadata </text:span><text:span text:style-name="OtherTok">&lt;-</text:span><text:span text:style-name="NormalTok"> </text:span><text:span text:style-name="FunctionTok">read.csv</text:span><text:span text:style-name="NormalTok">(</text:span><text:span text:style-name="StringTok">"your_sample_metadata.csv"</text:span><text:span text:style-name="NormalTok">, </text:span><text:span text:style-name="AttributeTok">row.names =</text:span><text:span text:style-name="NormalTok"> </text:span><text:span text:style-name="DecValTok">1</text:span><text:span text:style-name="NormalTok">)</text:span></text:p>
      <text:p text:style-name="P1"><text:span text:style-name="CommentTok"># Check the structure of the imported files</text:span><text:line-break/><text:span text:style-name="FunctionTok">head</text:span><text:span text:style-name="NormalTok">(expr_matrix)</text:span></text:p>
      <text:p text:style-name="Source_20_Code"><text:span text:style-name="FunctionTok">head</text:span><text:span text:style-name="NormalTok">(metadata)</text:span></text:p>
      <text:p text:style-name="Source_20_Code"><text:span text:style-name="CommentTok"># Check that the samples in both files match</text:span><text:line-break/><text:span text:style-name="FunctionTok">all</text:span><text:span text:style-name="NormalTok">(</text:span><text:span text:style-name="FunctionTok">colnames</text:span><text:span text:style-name="NormalTok">(expr_matrix) </text:span><text:span text:style-name="SpecialCharTok">==</text:span><text:span text:style-name="NormalTok"> </text:span><text:span text:style-name="FunctionTok">rownames</text:span><text:span text:style-name="NormalTok">(metadata)) <text:s/></text:span><text:span text:style-name="CommentTok"># should return TRUE</text:span></text:p>
      <text:p text:style-name="First_20_Paragraph">What kind of information about the experimental design can you find in the metadata file?</text:p>
      <text:h text:style-name="Heading_20_1" text:outline-level="1"><text:bookmark-start text:name="prepare-files-before-running-pca"/><text:bookmark-end text:name="import-data"/>Prepare files before running PCA</text:h>
      <text:p text:style-name="P2"/>
      <text:p text:style-name="Source_20_Code"><text:span text:style-name="CommentTok"># Add 1 to ensure that the smallest value is log2(1) = 0</text:span><text:line-break/><text:span text:style-name="NormalTok">log_expr </text:span><text:span text:style-name="OtherTok">&lt;-</text:span><text:span text:style-name="NormalTok"> </text:span><text:span text:style-name="FunctionTok">log2</text:span><text:span text:style-name="NormalTok">(expr_matrix </text:span><text:span text:style-name="SpecialCharTok">+</text:span><text:span text:style-name="NormalTok"> </text:span><text:span text:style-name="DecValTok">1</text:span><text:span text:style-name="NormalTok">)</text:span></text:p>
      <text:p text:style-name="Source_20_Code"><text:span text:style-name="CommentTok"># Calculate the variance in expression of each gene across all samples</text:span><text:line-break/><text:span text:style-name="NormalTok">var_genes </text:span><text:span text:style-name="OtherTok">&lt;-</text:span><text:span text:style-name="NormalTok"> </text:span><text:span text:style-name="FunctionTok">apply</text:span><text:span text:style-name="NormalTok">(log_expr, </text:span><text:span text:style-name="DecValTok">1</text:span><text:span text:style-name="NormalTok">, var)</text:span></text:p>
      <text:p text:style-name="Source_20_Code"><text:span text:style-name="CommentTok"># Filter to keep only genes with non-zero variance</text:span><text:line-break/><text:span text:style-name="NormalTok">log_expr_filtered </text:span><text:span text:style-name="OtherTok">&lt;-</text:span><text:span text:style-name="NormalTok"> log_expr[var_genes </text:span><text:span text:style-name="SpecialCharTok">&gt;</text:span><text:span text:style-name="NormalTok"> </text:span><text:span text:style-name="DecValTok">0</text:span><text:span text:style-name="NormalTok">, ]</text:span></text:p>
      <text:p text:style-name="First_20_Paragraph"><text:soft-page-break/>Why did we apply a log transformation to expression values before running PCA? Why did we remove genes with zero variance across all samples?</text:p>
      <text:h text:style-name="Heading_20_1" text:outline-level="1"><text:bookmark-start text:name="running-pca"/><text:bookmark-end text:name="prepare-files-before-running-pca"/>Running PCA</text:h>
      <text:p text:style-name="P2"/>
      <text:p text:style-name="First_20_Paragraph">To perform PCA in R, use the <text:span text:style-name="Verbatim_20_Char">prcomp()</text:span> function with a matrix where rows are samples and columns are variables (e.g., genes).</text:p>
      <text:p text:style-name="P2"/>
      <text:p text:style-name="Source_20_Code"><text:span text:style-name="CommentTok"># Transpose the matrix so rows = samples, columns = genes</text:span><text:line-break/><text:span text:style-name="CommentTok"># Center and scale genes so each contributes equally to PCA</text:span><text:line-break/><text:span text:style-name="NormalTok">pca </text:span><text:span text:style-name="OtherTok">&lt;-</text:span><text:span text:style-name="NormalTok"> </text:span><text:span text:style-name="FunctionTok">prcomp</text:span><text:span text:style-name="NormalTok">(</text:span><text:span text:style-name="FunctionTok">t</text:span><text:span text:style-name="NormalTok">(log_expr_filtered), </text:span><text:span text:style-name="AttributeTok">scale. =</text:span><text:span text:style-name="NormalTok"> </text:span><text:span text:style-name="ConstantTok">TRUE</text:span><text:span text:style-name="NormalTok">)</text:span></text:p>
      <text:p text:style-name="Source_20_Code"><text:span text:style-name="CommentTok"># View a summary of the PCA results</text:span><text:line-break/><text:span text:style-name="FunctionTok">summary</text:span><text:span text:style-name="NormalTok">(pca)</text:span></text:p>
      <text:p text:style-name="First_20_Paragraph"><text:span text:style-name="Verbatim_20_Char">scale. = TRUE</text:span> standardizes each gene (z-score), ensuring that PCA isn’t dominated by highly expressed genes.</text:p>
      <text:h text:style-name="Heading_20_1" text:outline-level="1"><text:bookmark-start text:name="visualizing-pca"/><text:bookmark-end text:name="running-pca"/>Visualizing PCA</text:h>
      <text:p text:style-name="P2"/>
      <text:p text:style-name="Source_20_Code"><text:span text:style-name="CommentTok"># Basic PCA scatter plot using base R</text:span><text:line-break/><text:span text:style-name="FunctionTok">plot</text:span><text:span text:style-name="NormalTok">(pca</text:span><text:span text:style-name="SpecialCharTok">$</text:span><text:span text:style-name="NormalTok">x[,</text:span><text:span text:style-name="DecValTok">1</text:span><text:span text:style-name="NormalTok">], pca</text:span><text:span text:style-name="SpecialCharTok">$</text:span><text:span text:style-name="NormalTok">x[,</text:span><text:span text:style-name="DecValTok">2</text:span><text:span text:style-name="NormalTok">],</text:span><text:line-break/><text:span text:style-name="NormalTok"> <text:s text:c="4"/></text:span><text:span text:style-name="AttributeTok">xlab =</text:span><text:span text:style-name="NormalTok"> </text:span><text:span text:style-name="StringTok">"PC1"</text:span><text:span text:style-name="NormalTok">, </text:span><text:span text:style-name="AttributeTok">ylab =</text:span><text:span text:style-name="NormalTok"> </text:span><text:span text:style-name="StringTok">"PC2"</text:span><text:span text:style-name="NormalTok">,</text:span><text:line-break/><text:span text:style-name="NormalTok"> <text:s text:c="4"/></text:span><text:span text:style-name="AttributeTok">main =</text:span><text:span text:style-name="NormalTok"> </text:span><text:span text:style-name="StringTok">"PCA Plot"</text:span><text:span text:style-name="NormalTok">,</text:span><text:line-break/><text:span text:style-name="NormalTok"> <text:s text:c="4"/></text:span><text:span text:style-name="AttributeTok">pch =</text:span><text:span text:style-name="NormalTok"> </text:span><text:span text:style-name="DecValTok">19</text:span><text:span text:style-name="NormalTok">, </text:span><text:span text:style-name="AttributeTok">col =</text:span><text:span text:style-name="NormalTok"> </text:span><text:span text:style-name="StringTok">"blue"</text:span><text:span text:style-name="NormalTok">)</text:span></text:p>
      <text:p text:style-name="Source_20_Code"><text:span text:style-name="CommentTok"># Calculate % variance explained</text:span><text:line-break/><text:span text:style-name="NormalTok">percent_var </text:span><text:span text:style-name="OtherTok">&lt;-</text:span><text:span text:style-name="NormalTok"> </text:span><text:span text:style-name="FunctionTok">round</text:span><text:span text:style-name="NormalTok">(</text:span><text:span text:style-name="FunctionTok">summary</text:span><text:span text:style-name="NormalTok">(pca)</text:span><text:span text:style-name="SpecialCharTok">$</text:span><text:span text:style-name="NormalTok">importance[</text:span><text:span text:style-name="DecValTok">2</text:span><text:span text:style-name="NormalTok">, </text:span><text:span text:style-name="DecValTok">1</text:span><text:span text:style-name="SpecialCharTok">:</text:span><text:span text:style-name="DecValTok">2</text:span><text:span text:style-name="NormalTok">] </text:span><text:span text:style-name="SpecialCharTok">*</text:span><text:span text:style-name="NormalTok"> </text:span><text:span text:style-name="DecValTok">100</text:span><text:span text:style-name="NormalTok">, </text:span><text:span text:style-name="DecValTok">1</text:span><text:span text:style-name="NormalTok">)</text:span></text:p>
      <text:p text:style-name="Source_20_Code"><text:span text:style-name="CommentTok"># Extract PC scores for samples</text:span><text:line-break/><text:span text:style-name="NormalTok">pca_scores </text:span><text:span text:style-name="OtherTok">&lt;-</text:span><text:span text:style-name="NormalTok"> pca</text:span><text:span text:style-name="SpecialCharTok">$</text:span><text:span text:style-name="NormalTok">x[, </text:span><text:span text:style-name="DecValTok">1</text:span><text:span text:style-name="SpecialCharTok">:</text:span><text:span text:style-name="DecValTok">2</text:span><text:span text:style-name="NormalTok">]</text:span></text:p>
      <text:p text:style-name="Source_20_Code"><text:span text:style-name="CommentTok"># Get grouping from metadata (make sure order matches rownames of pca$x)</text:span><text:line-break/><text:span text:style-name="NormalTok">grouping </text:span><text:span text:style-name="OtherTok">&lt;-</text:span><text:span text:style-name="NormalTok"> </text:span><text:span text:style-name="FunctionTok">as.factor</text:span><text:span text:style-name="NormalTok">(metadata[</text:span><text:span text:style-name="FunctionTok">rownames</text:span><text:span text:style-name="NormalTok">(pca_scores), </text:span><text:span text:style-name="StringTok">"grouping"</text:span><text:span text:style-name="NormalTok">]) <text:s/></text:span><text:span text:style-name="CommentTok"># 'grouping' column in the metadata represents the experimental condition you want to use to check if samples cluster together or differ in the PCA</text:span></text:p>
      <text:p text:style-name="Source_20_Code"><text:span text:style-name="CommentTok"># Assign color values based on grouping factor levels</text:span><text:line-break/><text:span text:style-name="NormalTok">colors </text:span><text:span text:style-name="OtherTok">&lt;-</text:span><text:span text:style-name="NormalTok"> </text:span><text:span text:style-name="FunctionTok">as.factor</text:span><text:span text:style-name="NormalTok">(grouping)</text:span></text:p>
      <text:p text:style-name="Source_20_Code"><text:span text:style-name="CommentTok"># Plot PCA</text:span><text:line-break/><text:span text:style-name="FunctionTok">plot</text:span><text:span text:style-name="NormalTok">(pca_scores,</text:span><text:line-break/><text:span text:style-name="NormalTok"> <text:s text:c="4"/></text:span><text:span text:style-name="AttributeTok">col =</text:span><text:span text:style-name="NormalTok"> colors,</text:span><text:line-break/><text:span text:style-name="NormalTok"> <text:s text:c="4"/></text:span><text:span text:style-name="AttributeTok">pch =</text:span><text:span text:style-name="NormalTok"> </text:span><text:span text:style-name="DecValTok">19</text:span><text:span text:style-name="NormalTok">,</text:span><text:line-break/><text:span text:style-name="NormalTok"> <text:s text:c="4"/></text:span><text:span text:style-name="AttributeTok">xlab =</text:span><text:span text:style-name="NormalTok"> </text:span><text:span text:style-name="FunctionTok">paste0</text:span><text:span text:style-name="NormalTok">(</text:span><text:span text:style-name="StringTok">"PC1 ("</text:span><text:span text:style-name="NormalTok">, percent_var[</text:span><text:span text:style-name="DecValTok">1</text:span><text:span text:style-name="NormalTok">], </text:span><text:span text:style-name="StringTok">"%)"</text:span><text:span text:style-name="NormalTok">),</text:span><text:line-break/><text:soft-page-break/><text:span text:style-name="NormalTok"> <text:s text:c="4"/></text:span><text:span text:style-name="AttributeTok">ylab =</text:span><text:span text:style-name="NormalTok"> </text:span><text:span text:style-name="FunctionTok">paste0</text:span><text:span text:style-name="NormalTok">(</text:span><text:span text:style-name="StringTok">"PC2 ("</text:span><text:span text:style-name="NormalTok">, percent_var[</text:span><text:span text:style-name="DecValTok">2</text:span><text:span text:style-name="NormalTok">], </text:span><text:span text:style-name="StringTok">"%)"</text:span><text:span text:style-name="NormalTok">),</text:span><text:line-break/><text:span text:style-name="NormalTok"> <text:s text:c="4"/></text:span><text:span text:style-name="AttributeTok">main =</text:span><text:span text:style-name="NormalTok"> </text:span><text:span text:style-name="StringTok">"PCA Plot Colored by Grouping"</text:span><text:span text:style-name="NormalTok">)</text:span></text:p>
      <text:p text:style-name="Source_20_Code"><text:span text:style-name="CommentTok"># Add legend</text:span><text:line-break/><text:span text:style-name="FunctionTok">legend</text:span><text:span text:style-name="NormalTok">(</text:span><text:span text:style-name="StringTok">"topright"</text:span><text:span text:style-name="NormalTok">, </text:span><text:line-break/><text:span text:style-name="NormalTok"> <text:s text:c="6"/></text:span><text:span text:style-name="AttributeTok">legend =</text:span><text:span text:style-name="NormalTok"> </text:span><text:span text:style-name="FunctionTok">levels</text:span><text:span text:style-name="NormalTok">(grouping), </text:span><text:line-break/><text:span text:style-name="NormalTok"> <text:s text:c="6"/></text:span><text:span text:style-name="AttributeTok">col =</text:span><text:span text:style-name="NormalTok"> </text:span><text:span text:style-name="DecValTok">1</text:span><text:span text:style-name="SpecialCharTok">:</text:span><text:span text:style-name="FunctionTok">length</text:span><text:span text:style-name="NormalTok">(</text:span><text:span text:style-name="FunctionTok">levels</text:span><text:span text:style-name="NormalTok">(grouping)), </text:span><text:line-break/><text:span text:style-name="NormalTok"> <text:s text:c="6"/></text:span><text:span text:style-name="AttributeTok">pch =</text:span><text:span text:style-name="NormalTok"> </text:span><text:span text:style-name="DecValTok">19</text:span><text:span text:style-name="NormalTok">)</text:span></text:p>
      <text:p text:style-name="First_20_Paragraph">Do your PCA results support your experimental design or hypothesis? Why or why not?<text:bookmark-end text:name="visualizing-p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caption" style:family="paragraph" style:parent-style-name="Standard" loext:linked-style-name="Caption_20_Char">
      <style:paragraph-properties fo:margin-top="0in" fo:margin-bottom="0.0835in" style:contextual-spacing="false"/>
      <style:text-properties fo:font-style="italic" style:font-style-asian="italic"/>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204a87" loext:opacity="100%" style:font-name="Consolas" fo:font-family="Consolas" style:font-family-generic="roman" style:font-pitch="variable" fo:font-size="11pt" fo:font-weight="bold" fo:background-color="#f8f8f8" style:font-size-asian="11pt" style:font-weight-asian="bold"/>
    </style:style>
    <style:style style:name="DataTypeTok" style:family="text" style:parent-style-name="Verbatim_20_Char">
      <style:text-properties fo:color="#204a87" loext:opacity="100%" style:font-name="Consolas" fo:font-family="Consolas" style:font-family-generic="roman" style:font-pitch="variable" fo:font-size="11pt" fo:background-color="#f8f8f8" style:font-size-asian="11pt"/>
    </style:style>
    <style:style style:name="DecValTok" style:family="text" style:parent-style-name="Verbatim_20_Char">
      <style:text-properties fo:color="#0000cf" loext:opacity="100%" style:font-name="Consolas" fo:font-family="Consolas" style:font-family-generic="roman" style:font-pitch="variable" fo:font-size="11pt" fo:background-color="#f8f8f8" style:font-size-asian="11pt"/>
    </style:style>
    <style:style style:name="BaseNTok" style:family="text" style:parent-style-name="Verbatim_20_Char">
      <style:text-properties fo:color="#0000cf" loext:opacity="100%" style:font-name="Consolas" fo:font-family="Consolas" style:font-family-generic="roman" style:font-pitch="variable" fo:font-size="11pt" fo:background-color="#f8f8f8" style:font-size-asian="11pt"/>
    </style:style>
    <style:style style:name="FloatTok" style:family="text" style:parent-style-name="Verbatim_20_Char">
      <style:text-properties fo:color="#0000cf" loext:opacity="100%" style:font-name="Consolas" fo:font-family="Consolas" style:font-family-generic="roman" style:font-pitch="variable" fo:font-size="11pt" fo:background-color="#f8f8f8" style:font-size-asian="11pt"/>
    </style:style>
    <style:style style:name="ConstantTok" style:family="text" style:parent-style-name="Verbatim_20_Char">
      <style:text-properties fo:color="#8f5902" loext:opacity="100%" style:font-name="Consolas" fo:font-family="Consolas" style:font-family-generic="roman" style:font-pitch="variable" fo:font-size="11pt" fo:background-color="#f8f8f8" style:font-size-asian="11pt"/>
    </style:style>
    <style:style style:name="CharTok" style:family="text" style:parent-style-name="Verbatim_20_Char">
      <style:text-properties fo:color="#4e9a06" loext:opacity="100%" style:font-name="Consolas" fo:font-family="Consolas" style:font-family-generic="roman" style:font-pitch="variable" fo:font-size="11pt" fo:background-color="#f8f8f8" style:font-size-asian="11pt"/>
    </style:style>
    <style:style style:name="SpecialCharTok" style:family="text" style:parent-style-name="Verbatim_20_Char">
      <style:text-properties fo:color="#ce5c00" loext:opacity="100%" style:font-name="Consolas" fo:font-family="Consolas" style:font-family-generic="roman" style:font-pitch="variable" fo:font-size="11pt" fo:font-weight="bold" fo:background-color="#f8f8f8" style:font-size-asian="11pt" style:font-weight-asian="bold"/>
    </style:style>
    <style:style style:name="StringTok" style:family="text" style:parent-style-name="Verbatim_20_Char">
      <style:text-properties fo:color="#4e9a06" loext:opacity="100%" style:font-name="Consolas" fo:font-family="Consolas" style:font-family-generic="roman" style:font-pitch="variable" fo:font-size="11pt" fo:background-color="#f8f8f8" style:font-size-asian="11pt"/>
    </style:style>
    <style:style style:name="VerbatimStringTok" style:family="text" style:parent-style-name="Verbatim_20_Char">
      <style:text-properties fo:color="#4e9a06" loext:opacity="100%" style:font-name="Consolas" fo:font-family="Consolas" style:font-family-generic="roman" style:font-pitch="variable" fo:font-size="11pt" fo:background-color="#f8f8f8" style:font-size-asian="11pt"/>
    </style:style>
    <style:style style:name="SpecialStringTok" style:family="text" style:parent-style-name="Verbatim_20_Char">
      <style:text-properties fo:color="#4e9a06" loext:opacity="100%" style:font-name="Consolas" fo:font-family="Consolas" style:font-family-generic="roman" style:font-pitch="variable" fo:font-size="11pt" fo:background-color="#f8f8f8" style:font-size-asian="11pt"/>
    </style:style>
    <style:style style:name="ImportTok" style:family="text" style:parent-style-name="Verbatim_20_Char">
      <style:text-properties style:font-name="Consolas" fo:font-family="Consolas" style:font-family-generic="roman" style:font-pitch="variable" fo:font-size="11pt" fo:background-color="#f8f8f8" style:font-size-asian="11pt"/>
    </style:style>
    <style:style style:name="CommentTok" style:family="text" style:parent-style-name="Verbatim_20_Char">
      <style:text-properties fo:color="#8f5902" loext:opacity="100%" style:font-name="Consolas" fo:font-family="Consolas" style:font-family-generic="roman" style:font-pitch="variable" fo:font-size="11pt" fo:font-style="italic" fo:background-color="#f8f8f8" style:font-size-asian="11pt" style:font-style-asian="italic"/>
    </style:style>
    <style:style style:name="DocumentationTok" style:family="text" style:parent-style-name="Verbatim_20_Char">
      <style:text-properties fo:color="#8f5902" loext:opacity="100%" style:font-name="Consolas" fo:font-family="Consolas" style:font-family-generic="roman" style:font-pitch="variable" fo:font-size="11pt" fo:font-style="italic" fo:font-weight="bold" fo:background-color="#f8f8f8" style:font-size-asian="11pt" style:font-style-asian="italic" style:font-weight-asian="bold"/>
    </style:style>
    <style:style style:name="AnnotationTok" style:family="text" style:parent-style-name="Verbatim_20_Char">
      <style:text-properties fo:color="#8f5902" loext:opacity="100%" style:font-name="Consolas" fo:font-family="Consolas" style:font-family-generic="roman" style:font-pitch="variable" fo:font-size="11pt" fo:font-style="italic" fo:font-weight="bold" fo:background-color="#f8f8f8" style:font-size-asian="11pt" style:font-style-asian="italic" style:font-weight-asian="bold"/>
    </style:style>
    <style:style style:name="CommentVarTok" style:family="text" style:parent-style-name="Verbatim_20_Char">
      <style:text-properties fo:color="#8f5902" loext:opacity="100%" style:font-name="Consolas" fo:font-family="Consolas" style:font-family-generic="roman" style:font-pitch="variable" fo:font-size="11pt" fo:font-style="italic" fo:font-weight="bold" fo:background-color="#f8f8f8" style:font-size-asian="11pt" style:font-style-asian="italic" style:font-weight-asian="bold"/>
    </style:style>
    <style:style style:name="OtherTok" style:family="text" style:parent-style-name="Verbatim_20_Char">
      <style:text-properties fo:color="#8f5902" loext:opacity="100%" style:font-name="Consolas" fo:font-family="Consolas" style:font-family-generic="roman" style:font-pitch="variable" fo:font-size="11pt" fo:background-color="#f8f8f8" style:font-size-asian="11pt"/>
    </style:style>
    <style:style style:name="FunctionTok" style:family="text" style:parent-style-name="Verbatim_20_Char">
      <style:text-properties fo:color="#204a87" loext:opacity="100%" style:font-name="Consolas" fo:font-family="Consolas" style:font-family-generic="roman" style:font-pitch="variable" fo:font-size="11pt" fo:font-weight="bold" fo:background-color="#f8f8f8" style:font-size-asian="11pt" style:font-weight-asian="bold"/>
    </style:style>
    <style:style style:name="VariableTok" style:family="text" style:parent-style-name="Verbatim_20_Char">
      <style:text-properties fo:color="#000000" loext:opacity="100%" style:font-name="Consolas" fo:font-family="Consolas" style:font-family-generic="roman" style:font-pitch="variable" fo:font-size="11pt" fo:background-color="#f8f8f8" style:font-size-asian="11pt"/>
    </style:style>
    <style:style style:name="ControlFlowTok" style:family="text" style:parent-style-name="Verbatim_20_Char">
      <style:text-properties fo:color="#204a87" loext:opacity="100%" style:font-name="Consolas" fo:font-family="Consolas" style:font-family-generic="roman" style:font-pitch="variable" fo:font-size="11pt" fo:font-weight="bold" fo:background-color="#f8f8f8" style:font-size-asian="11pt" style:font-weight-asian="bold"/>
    </style:style>
    <style:style style:name="OperatorTok" style:family="text" style:parent-style-name="Verbatim_20_Char">
      <style:text-properties fo:color="#ce5c00" loext:opacity="100%" style:font-name="Consolas" fo:font-family="Consolas" style:font-family-generic="roman" style:font-pitch="variable" fo:font-size="11pt" fo:font-weight="bold" fo:background-color="#f8f8f8" style:font-size-asian="11pt" style:font-weight-asian="bold"/>
    </style:style>
    <style:style style:name="BuiltInTok" style:family="text" style:parent-style-name="Verbatim_20_Char">
      <style:text-properties style:font-name="Consolas" fo:font-family="Consolas" style:font-family-generic="roman" style:font-pitch="variable" fo:font-size="11pt" fo:background-color="#f8f8f8" style:font-size-asian="11pt"/>
    </style:style>
    <style:style style:name="ExtensionTok" style:family="text" style:parent-style-name="Verbatim_20_Char">
      <style:text-properties style:font-name="Consolas" fo:font-family="Consolas" style:font-family-generic="roman" style:font-pitch="variable" fo:font-size="11pt" fo:background-color="#f8f8f8" style:font-size-asian="11pt"/>
    </style:style>
    <style:style style:name="PreprocessorTok" style:family="text" style:parent-style-name="Verbatim_20_Char">
      <style:text-properties fo:color="#8f5902" loext:opacity="100%" style:font-name="Consolas" fo:font-family="Consolas" style:font-family-generic="roman" style:font-pitch="variable" fo:font-size="11pt" fo:font-style="italic" fo:background-color="#f8f8f8" style:font-size-asian="11pt" style:font-style-asian="italic"/>
    </style:style>
    <style:style style:name="AttributeTok" style:family="text" style:parent-style-name="Verbatim_20_Char">
      <style:text-properties fo:color="#204a87" loext:opacity="100%" style:font-name="Consolas" fo:font-family="Consolas" style:font-family-generic="roman" style:font-pitch="variable" fo:font-size="11pt" fo:background-color="#f8f8f8" style:font-size-asian="11pt"/>
    </style:style>
    <style:style style:name="RegionMarkerTok" style:family="text" style:parent-style-name="Verbatim_20_Char">
      <style:text-properties style:font-name="Consolas" fo:font-family="Consolas" style:font-family-generic="roman" style:font-pitch="variable" fo:font-size="11pt" fo:background-color="#f8f8f8" style:font-size-asian="11pt"/>
    </style:style>
    <style:style style:name="InformationTok" style:family="text" style:parent-style-name="Verbatim_20_Char">
      <style:text-properties fo:color="#8f5902" loext:opacity="100%" style:font-name="Consolas" fo:font-family="Consolas" style:font-family-generic="roman" style:font-pitch="variable" fo:font-size="11pt" fo:font-style="italic" fo:font-weight="bold" fo:background-color="#f8f8f8" style:font-size-asian="11pt" style:font-style-asian="italic" style:font-weight-asian="bold"/>
    </style:style>
    <style:style style:name="WarningTok" style:family="text" style:parent-style-name="Verbatim_20_Char">
      <style:text-properties fo:color="#8f5902" loext:opacity="100%" style:font-name="Consolas" fo:font-family="Consolas" style:font-family-generic="roman" style:font-pitch="variable" fo:font-size="11pt" fo:font-style="italic" fo:font-weight="bold" fo:background-color="#f8f8f8" style:font-size-asian="11pt" style:font-style-asian="italic" style:font-weight-asian="bold"/>
    </style:style>
    <style:style style:name="AlertTok" style:family="text" style:parent-style-name="Verbatim_20_Char">
      <style:text-properties fo:color="#ef2929" loext:opacity="100%" style:font-name="Consolas" fo:font-family="Consolas" style:font-family-generic="roman" style:font-pitch="variable" fo:font-size="11pt" fo:background-color="#f8f8f8" style:font-size-asian="11pt"/>
    </style:style>
    <style:style style:name="ErrorTok" style:family="text" style:parent-style-name="Verbatim_20_Char">
      <style:text-properties fo:color="#a40000" loext:opacity="100%" style:font-name="Consolas" fo:font-family="Consolas" style:font-family-generic="roman" style:font-pitch="variable" fo:font-size="11pt" fo:font-weight="bold" fo:background-color="#f8f8f8" style:font-size-asian="11pt" style:font-weight-asian="bold"/>
    </style:style>
    <style:style style:name="NormalTok" style:family="text" style:parent-style-name="Verbatim_20_Char">
      <style:text-properties style:font-name="Consolas" fo:font-family="Consolas" style:font-family-generic="roman" style:font-pitch="variable" fo:font-size="11pt" fo:background-color="#f8f8f8" style:font-size-asian="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2294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CA_visualization_Solanum</dc:title>
    <dc:creator>Clement</dc:creator>
    <meta:editing-cycles>4</meta:editing-cycles>
    <meta:creation-date>2025-03-27T20:09:00</meta:creation-date>
    <dc:date>2025-03-28T10:31:00</dc:date>
    <meta:editing-duration>PT12M</meta:editing-duration>
    <meta:generator>LibreOffice/7.3.7.2$Linux_X86_64 LibreOffice_project/30$Build-2</meta:generator>
    <meta:document-statistic meta:table-count="0" meta:image-count="0" meta:object-count="0" meta:page-count="3" meta:paragraph-count="33" meta:word-count="460" meta:character-count="3046" meta:non-whitespace-character-count="2552"/>
    <meta:user-defined meta:name="AppVersion">16.0000</meta:user-defined>
    <meta:user-defined meta:name="date">2025-03-25</meta:user-defined>
    <meta:user-defined meta:name="output">word_document</meta:user-defined>
    <meta:template xlink:type="simple" xlink:actuate="onRequest" xlink:title="Normal.dotm" xlink:href=""/>
  </office:meta>
</office:document-meta>
</file>